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text-properties fo:font-weight="bold" style:font-weight-asian="bold" fo:font-size="14pt" style:font-size-asian="14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/>
      <text:p text:style-name="P2">TASK DISTRIBUTION</text:p>
      <text:p text:style-name="P3"/>
      <text:p text:style-name="P4"/>
      <text:p text:style-name="P5"/>
      <text:p text:style-name="P6"/>
      <text:p text:style-name="P7">Deniz Çalışkan</text:p>
      <text:p text:style-name="Standard"/>
      <text:p text:style-name="Standard">buyTicket, ViewMyAllTickets, contactWithOfficer, viewTicketDetail. → Scenarios &amp; use-cases<text:s/>&amp; Sequence Diagram</text:p>
      <text:p text:style-name="Standard"/>
      <text:p text:style-name="Standard">1.4, 3.1, 3.2 → RAD</text:p>
      <text:p text:style-name="Standard"/>
      <text:p text:style-name="Standard"/>
      <text:p text:style-name="Standard">Berkay Danış</text:p>
      <text:p text:style-name="Standard"/>
      <text:p text:style-name="Standard">viewTrip, makeReservation, adminc-CancelTrip, addTrip → Scenarios &amp;<text:s/>use-cases<text:s/>&amp; Sequence Diagram</text:p>
      <text:p text:style-name="Standard"/>
      <text:p text:style-name="Standard"/>
      <text:p text:style-name="Standard">1.5, 2 → RAD</text:p>
      <text:p text:style-name="Standard"/>
      <text:p text:style-name="Standard">Use-case Diagram</text:p>
      <text:p text:style-name="Standard"/>
      <text:p text:style-name="Standard"/>
      <text:p text:style-name="Standard">Doğan Sarıbaş</text:p>
      <text:p text:style-name="Standard"/>
      <text:p text:style-name="Standard">giveFeedback, regUser-admin-RemoveTicket, userWantsHelp, wantToSeeCampaign, admin-AddCampaign → Scenarios &amp; use-cases<text:s/>&amp; Sequence Diagram</text:p>
      <text:p text:style-name="Standard"/>
      <text:p text:style-name="Standard"/>
      <text:p text:style-name="Standard">3.3 → RAD</text:p>
      <text:p text:style-name="Standard"/>
      <text:p text:style-name="Standard">Nursena Karakulah</text:p>
      <text:p text:style-name="Standard"/>
      <text:p text:style-name="Standard">login, editMyProfile,<text:s/>forgotPassword, register →Scenarios &amp; use-cases<text:s/>&amp; Sequence Diagram</text:p>
      <text:p text:style-name="Standard"/>
      <text:p text:style-name="Standard"/>
      <text:p text:style-name="Standard">1.1, 1.2, 1.3 → RA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niz</dc:creator>
    <meta:creation-date>2017-10-20T23:40:00Z</meta:creation-date>
    <dc:date>2019-11-22T11:24:00Z</dc:date>
    <meta:template xlink:href="Normal" xlink:type="simple"/>
    <meta:editing-cycles>5</meta:editing-cycles>
    <meta:editing-duration>PT1860S</meta:editing-duration>
    <meta:document-statistic meta:page-count="1" meta:paragraph-count="1" meta:word-count="91" meta:character-count="612" meta:row-count="4" meta:non-whitespace-character-count="522"/>
  </office:meta>
</office:document-meta>
</file>